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ccccc" style:font-name="Consolas" fo:font-size="10.5pt" fo:font-weight="normal" fo:background-color="#1f1f1f"/>
    </style:style>
    <style:style style:name="P2" style:family="paragraph" style:parent-style-name="Standard">
      <style:paragraph-properties style:line-height-at-least="0.503cm"/>
      <style:text-properties fo:color="#569cd6" style:font-name="Consolas" fo:font-size="10.5pt" fo:font-weight="bold" fo:background-color="#1f1f1f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paragraph-properties style:line-height-at-least="0.635cm"/>
    </style:style>
    <style:style style:name="P5" style:family="paragraph" style:parent-style-name="Standard">
      <style:paragraph-properties style:line-height-at-least="0.635cm"/>
      <style:text-properties fo:color="#cccccc" style:font-name="Consolas" fo:font-size="13.5pt" fo:font-weight="normal" fo:background-color="#1f1f1f"/>
    </style:style>
    <style:style style:name="P6" style:family="paragraph" style:parent-style-name="Standard">
      <style:paragraph-properties style:line-height-at-least="0.635cm"/>
      <style:text-properties fo:color="#cccccc" style:font-name="Consolas" fo:font-size="13.5pt" fo:font-style="italic" fo:font-weight="normal" fo:background-color="#1f1f1f"/>
    </style:style>
    <style:style style:name="P7" style:family="paragraph" style:parent-style-name="Standard">
      <style:paragraph-properties style:line-height-at-least="0.635cm"/>
      <style:text-properties fo:color="#cccccc" fo:background-color="#1f1f1f"/>
    </style:style>
    <style:style style:name="P8" style:family="paragraph" style:parent-style-name="Standard">
      <style:paragraph-properties style:line-height-at-least="0.635cm"/>
      <style:text-properties fo:color="#569cd6" style:font-name="Consolas" fo:font-size="13.5pt" fo:font-weight="bold" fo:background-color="#1f1f1f"/>
    </style:style>
    <style:style style:name="P9" style:family="paragraph" style:parent-style-name="Standard">
      <style:paragraph-properties style:line-height-at-least="0.635cm"/>
      <style:text-properties fo:color="#569cd6" style:font-name="Consolas" fo:font-size="13.5pt" fo:font-style="italic" fo:font-weight="bold" fo:background-color="#1f1f1f"/>
    </style:style>
    <style:style style:name="T1" style:family="text">
      <style:text-properties fo:color="#6796e6"/>
    </style:style>
    <style:style style:name="T2" style:family="text">
      <style:text-properties fo:color="#6796e6" style:font-name="Consolas" fo:font-size="13.5pt" fo:font-weight="normal"/>
    </style:style>
    <style:style style:name="T3" style:family="text">
      <style:text-properties fo:color="#569cd6" fo:font-weight="bold"/>
    </style:style>
    <style:style style:name="T4" style:family="text">
      <style:text-properties fo:color="#569cd6" style:font-name="Consolas" fo:font-size="13.5pt" fo:font-weight="bold"/>
    </style:style>
    <style:style style:name="T5" style:family="text">
      <style:text-properties fo:color="#ce9178"/>
    </style:style>
    <style:style style:name="T6" style:family="text">
      <style:text-properties fo:font-style="italic"/>
    </style:style>
    <style:style style:name="T7" style:family="text">
      <style:text-properties style:font-name="Consolas" fo:font-size="13.5pt" fo:font-weight="normal"/>
    </style:style>
    <style:style style:name="T8" style:family="text">
      <style:text-properties style:font-name="Consolas" fo:font-size="13.5pt" fo:font-style="italic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# Tempora: Visión General, Filosofía y Ecosistema</text:p>
      <text:p text:style-name="P5">Versión del Documento: 1.1 - Enero 2026</text:p>
      <text:p text:style-name="P4"/>
      <text:p text:style-name="P8">## 1. Visión General: ¿Qué es Tempora?</text:p>
      <text:p text:style-name="P5">Tempora no es simplemente un cronómetro digital; es una <text:span text:style-name="T3">**Plataforma de Inteligencia Temporal**</text:span> diseñada específicamente para freelancers de alto rendimiento, agencias creativas y equipos distribuidos que requieren precisión absoluta en su facturación y gestión de recursos.</text:p>
      <text:p text:style-name="P4"/>
      <text:p text:style-name="P5">A diferencia de las herramientas tradicionales que se centran en la vigilancia (micromanagement) o en el simple fichaje, Tempora se centra en el <text:span text:style-name="T3">**empoderamiento**</text:span>. Nuestra premisa es que el tiempo es el activo más valioso y volátil del trabajador del conocimiento, y su correcta gestión es la diferencia fundamental entre la rentabilidad sostenible y el agotamiento (burnout).</text:p>
      <text:p text:style-name="P4"/>
      <text:p text:style-name="P8">### 1.1 Propuesta de Valor</text:p>
      <text:p text:style-name="P5"><text:span text:style-name="T1">*</text:span>   <text:span text:style-name="T3">**Para el Freelancer:**</text:span> Convierte cada minuto de trabajo en ingresos facturables sin esfuerzo administrativo. Elimina la "gestión fantasma" que nunca cobras.</text:p>
      <text:p text:style-name="P5"><text:span text:style-name="T1">*</text:span>   <text:span text:style-name="T3">**Para la Agencia:**</text:span> Proporciona transparencia total al cliente y visibilidad real de la rentabilidad de cada proyecto, eliminando las conjeturas en los presupuestos.</text:p>
      <text:p text:style-name="P5"><text:span text:style-name="T1">*</text:span>   <text:span text:style-name="T3">**Para Equipos Remotos:**</text:span> Sincroniza el trabajo asíncrono respetando las zonas horarias y la autonomía individual.</text:p>
      <text:p text:style-name="P4"/>
      <text:p text:style-name="P8">## 2. Filosofía "Precision-First"</text:p>
      <text:p text:style-name="P5">En Tempora, cada segundo cuenta. Nuestro diseño se basa en tres pilares filosóficos:</text:p>
      <text:p text:style-name="P4"/>
      <text:p text:style-name="P5"><text:span text:style-name="T1">1.</text:span>  <text:span text:style-name="T3">**Frictionless Tracking (Tracking sin Fricción):**</text:span></text:p>
      <text:p text:style-name="P7">    <text:span text:style-name="T7">El motor de tracking está diseñado para minimizar la barrera entre la acción de trabajar y la de registrar. Si tardas más de 5 segundos en iniciar un timer, la herramienta ha fallado. Tempora utiliza autocompletado inteligente y atajos de teclado para que el registro sea casi subconsciente.</text:span></text:p>
      <text:p text:style-name="P4"/>
      <text:p text:style-name="P5"><text:span text:style-name="T1">2.</text:span>  <text:span text:style-name="T3">**Transparencia Radical ("No Black Boxes"):**</text:span></text:p>
      <text:p text:style-name="P7">    <text:span text:style-name="T7">Todo registro es visible y auditab. Sabes exactamente qué se </text:span><text:soft-page-break/><text:span text:style-name="T7">cobra y por qué. No hay cálculos ocultos. Los reportes reflejan la realidad cruda de la productividad, permitiendo decisiones basadas en datos, no en intuiciones.</text:span></text:p>
      <text:p text:style-name="P4"/>
      <text:p text:style-name="P5"><text:span text:style-name="T1">3.</text:span>  <text:span text:style-name="T3">**Bienestar Integrado (Quality over Quantity):**</text:span></text:p>
      <text:p text:style-name="P7">    <text:span text:style-name="T7">No solo medimos horas productivas, medimos </text:span><text:span text:style-name="T8">*calidad*</text:span><text:span text:style-name="T7"> de tiempo. Introducimos el concepto de "Medidor de Energía" en los registros, reconociendo que 1 hora de trabajo profundo (Deep Work) a las 9 AM no tiene el mismo "coste biológico" ni el mismo valor de output que 1 hora de trabajo superficial a las 9 PM.</text:span></text:p>
      <text:p text:style-name="P4"/>
      <text:p text:style-name="P8">## 3. Ecosistema y Diferenciación</text:p>
      <text:p text:style-name="P5">Tempora se distingue por su arquitectura moderna y su integración profunda con flujos de trabajo avanzados.</text:p>
      <text:p text:style-name="P4"/>
      <text:p text:style-name="P8">### 3.1 Diferenciadores Clave</text:p>
      <text:p text:style-name="P5"><text:span text:style-name="T1">*</text:span>   <text:span text:style-name="T3">**Multi-Context Workspace Nativo:**</text:span> A diferencia de competidores que parchean esta funcionalidad, Tempora fue construido desde el día 1 para manejar múltiples identidades (Freelance vs. Agencia A vs. Agencia B) sin mezclar datos ni contextos.</text:p>
      <text:p text:style-name="P5"><text:span text:style-name="T1">*</text:span>   <text:span text:style-name="T3">**AI-Driven Support (RAG):**</text:span> Un asistente contextual que no da respuestas genéricas. Conoce tus datos (respetando privacidad estricta) para responder preguntas de negocio complejas como "¿Cuánto facturé al cliente X el mes pasado?" o "¿Qué días soy más productivo?".</text:p>
      <text:p text:style-name="P5"><text:span text:style-name="T1">*</text:span>   <text:span text:style-name="T3">**Automation-First Architecture:**</text:span> Integración de primera clase con <text:span text:style-name="T3">**n8n**</text:span> y Webhooks. Tempora no es una isla; es el disparador de tus flujos de facturación, notificación y gestión de proyectos.</text:p>
      <text:p text:style-name="P4"/>
      <text:p text:style-name="P8">### 3.2 Stack Tecnológico y Seguridad</text:p>
      <text:p text:style-name="P5"><text:span text:style-name="T1">*</text:span>   <text:span text:style-name="T3">**Frontend:**</text:span> React optimizado con Tailwind CSS para una interfaz reactiva, accesible y ultraligera.</text:p>
      <text:p text:style-name="P5"><text:span text:style-name="T1">*</text:span>   <text:span text:style-name="T3">**Backend:**</text:span> Supabase (PostgreSQL) que garantiza integridad transaccional (ACID) y seguridad a nivel de fila (Row Level Security - RLS).</text:p>
      <text:p text:style-name="P5"><text:span text:style-name="T1">*</text:span>   <text:span text:style-name="T3">**Infraestructura:**</text:span> Edge Functions para procesamiento de datos en tiempo real con latencia global mínima, garantizando que el timer se sienta instantáneo desde cualquier lugar del <text:soft-page-break/>mundo.</text:p>
      <text:p text:style-name="P4"/>
      <text:p text:style-name="P5">---</text:p>
      <text:p text:style-name="P6">*Este documento es parte de la Base de Conocimiento de Tempora. Para detalles operativos, consulte las guías específicas.*</text:p>
      <text:p text:style-name="P6"/>
      <text:p text:style-name="P9"># Guía de Uso: Tracking de Tiempo, Timer y Entradas Manuales</text:p>
      <text:p text:style-name="P5">Versión del Documento: 1.1 - Enero 2026</text:p>
      <text:p text:style-name="P4"/>
      <text:p text:style-name="P8">## 1. El Módulo de Tracking (Core)</text:p>
      <text:p text:style-name="P5">El corazón de Tempora es el cronómetro. Hemos diseñado este módulo para cubrir todas las casuísticas de la vida real: desde el trabajo en tiempo real hasta la reconstrucción de jornadas pasadas.</text:p>
      <text:p text:style-name="P4"/>
      <text:p text:style-name="P8">### 1.1 El Timer Reactivo</text:p>
      <text:p text:style-name="P5"><text:span text:style-name="T1">*</text:span>   <text:span text:style-name="T3">**Inicio Instantáneo:**</text:span> La barra de input principal permite escribir la descripción de la tarea (ej. "Diseño de interfaz") y presionar <text:span text:style-name="T5">`Enter`</text:span> para iniciar inmediatamente.</text:p>
      <text:p text:style-name="P5"><text:span text:style-name="T1">*</text:span>   <text:span text:style-name="T3">**Asignación de Contexto (Obligatorio/Opcional):**</text:span></text:p>
      <text:p text:style-name="P7">    <text:span text:style-name="T2">*</text:span><text:span text:style-name="T7">   Si no seleccionas proyecto, la entrada se guarda en un estado de "Inbox" (Sin Proyecto) para ser clasificada posteriormente. Esto prioriza la velocidad de captura.</text:span></text:p>
      <text:p text:style-name="P7">    <text:span text:style-name="T2">*</text:span><text:span text:style-name="T7">   </text:span><text:span text:style-name="T4">**Smart Autocomplete:**</text:span><text:span text:style-name="T7"> Al escribir, el sistema sugiere tareas recientes, nombres de proyectos o clientes basándose en tu historial frecuente.</text:span></text:p>
      <text:p text:style-name="P5"><text:span text:style-name="T1">*</text:span>   <text:span text:style-name="T3">**Modo Continuo (Server-Side Tracking):**</text:span> El timer no vive en tu navegador, vive en el servidor. Puedes cerrar la pestaña, apagar el ordenador o cambiar de dispositivo, y el timer seguirá corriendo. Nunca perderás tiempo por un reinicio accidental.</text:p>
      <text:p text:style-name="P4"/>
      <text:p text:style-name="P8">### 1.2 Edición Manual y Modo "Bulk"</text:p>
      <text:p text:style-name="P5">No siempre es posible trackear en tiempo real. Tempora ofrece herramientas potentes para la entrada diferida:</text:p>
      <text:p text:style-name="P5"><text:span text:style-name="T1">*</text:span>   <text:span text:style-name="T3">**Time Grid:**</text:span> Una vista visual (tipo calendario) donde puedes hacer clic y arrastrar para crear bloques de tiempo. Ideal para "rellenar huecos" al final del día.</text:p>
      <text:p text:style-name="P5"><text:span text:style-name="T1">*</text:span>   <text:span text:style-name="T3">**Formulario de Precisión:**</text:span> Permite entradas exactas (ej. "De 14:00 a 16:30") con validación automática de solapamientos. El sistema te avisará si intentas registrar tiempo en un periodo <text:soft-page-break/>que ya tiene actividad, evitando la doble facturación accidental.</text:p>
      <text:p text:style-name="P4"/>
      <text:p text:style-name="P8">## 2. Herramientas de Power User</text:p>
      <text:p text:style-name="P5">Para los usuarios que viven en la herramienta, la velocidad es crítica.</text:p>
      <text:p text:style-name="P4"/>
      <text:p text:style-name="P8">### 2.1 Atajos de Teclado Globales</text:p>
      <text:p text:style-name="P5">Tempora soporta navegación completa por teclado:</text:p>
      <text:p text:style-name="P5"><text:span text:style-name="T1">*</text:span>   <text:span text:style-name="T5">`N`</text:span>: <text:span text:style-name="T3">**Nuevo timer**</text:span>. Pone el foco en el input de descripción.</text:p>
      <text:p text:style-name="P5"><text:span text:style-name="T1">*</text:span>   <text:span text:style-name="T5">`S`</text:span>: <text:span text:style-name="T3">**Stop**</text:span>. Detiene el timer que esté corriendo actualmente.</text:p>
      <text:p text:style-name="P5"><text:span text:style-name="T1">*</text:span>   <text:span text:style-name="T5">`C`</text:span>: <text:span text:style-name="T3">**Continuar**</text:span>. Inicia un nuevo timer duplicando la descripción y proyecto de la última entrada realizada (ideal para retomar tras una pausa).</text:p>
      <text:p text:style-name="P5"><text:span text:style-name="T1">*</text:span>   <text:span text:style-name="T5">`CTRL/CMD + K`</text:span>: Abre la <text:span text:style-name="T3">**Paleta de Comandos**</text:span>. Desde aquí puedes navegar a proyectos, crear clientes o cambiar de workspace sin usar el ratón.</text:p>
      <text:p text:style-name="P5"><text:span text:style-name="T1">*</text:span>   <text:span text:style-name="T5">`ESC`</text:span>: Cierra modales o cancela la edición actual.</text:p>
      <text:p text:style-name="P4"/>
      <text:p text:style-name="P8">## 3. Sincronización y Continuidad</text:p>
      <text:p text:style-name="P8">### 3.1 Sincronización en Tiempo Real (Realtime)</text:p>
      <text:p text:style-name="P5">El estado de tu timer se propaga instantáneamente a través de WebSockets.</text:p>
      <text:p text:style-name="P5"><text:span text:style-name="T1">*</text:span>   Si inicias el timer en tu móvil, verás que se activa en tu escritorio en milisegundos.</text:p>
      <text:p text:style-name="P5"><text:span text:style-name="T1">*</text:span>   Esto previene conflictos de "doble timer" activo en diferentes dispositivos.</text:p>
      <text:p text:style-name="P4"/>
      <text:p text:style-name="P8">### 3.2 Capacidad Offline-First</text:p>
      <text:p text:style-name="P5">Tempora es una Progressive Web App (PWA) robusta:</text:p>
      <text:p text:style-name="P5"><text:span text:style-name="T1">*</text:span>   <text:span text:style-name="T3">**Sin Conexión:**</text:span> Puedes iniciar, pausar y editar timers sin internet (ej. en un avión). Los datos se guardan localmente en IndexedDB.</text:p>
      <text:p text:style-name="P5"><text:span text:style-name="T1">*</text:span>   <text:span text:style-name="T3">**Sincronización Automática:**</text:span> En cuanto recuperas la conexión, el sistema sube los cambios pendientes y resuelve conflictos automáticamente con el servidor ("Last Write Wins" para metadatos, fusión inteligente para tiempos).</text:p>
      <text:p text:style-name="P5"><text:span text:style-name="T1">*</text:span>   <text:span text:style-name="T3">**Alerta:**</text:span> No cierres sesión (Logout) mientras estés <text:soft-page-break/>offline, ya que esto borraría los datos locales pendientes de sincronizar.</text:p>
      <text:p text:style-name="P4"/>
      <text:p text:style-name="P8">### 3.3 Gestión de "Timers Zombis"</text:p>
      <text:p text:style-name="P5">¿Olvidaste detener el timer el viernes y siguió corriendo todo el fin de semana?</text:p>
      <text:p text:style-name="P5"><text:span text:style-name="T1">*</text:span>   Tempora detecta sesiones anormalmente largas (&gt;12h configurable).</text:p>
      <text:p text:style-name="P5"><text:span text:style-name="T1">*</text:span>   Al volver a entrar, verás un asistente de <text:span text:style-name="T3">**"Recuperación de Timer"**</text:span>:</text:p>
      <text:p text:style-name="P7">    <text:span text:style-name="T2">*</text:span><text:span text:style-name="T7">   Opción A: "Sí, trabajé todo ese tiempo" (Mantiene el registro).</text:span></text:p>
      <text:p text:style-name="P7">    <text:span text:style-name="T2">*</text:span><text:span text:style-name="T7">   Opción B: "Olvidé pararlo" (Te permite recortar el tiempo final a la última hora de actividad detectada o editarlo manualmente).</text:span></text:p>
      <text:p text:style-name="P4"/>
      <text:p text:style-name="P5">---</text:p>
      <text:p text:style-name="P6">*Consulte la sección de Reportes para ver cómo visualizar estos datos.*</text:p>
      <text:p text:style-name="P5"/>
      <text:p text:style-name="P9"># Gestión de Proyectos, Tareas, Clientes y Presupuestos</text:p>
      <text:p text:style-name="P5">Versión del Documento: 1.1 - Enero 2026</text:p>
      <text:p text:style-name="P4"/>
      <text:p text:style-name="P8">## 1. Jerarquía de Organización del Trabajo</text:p>
      <text:p text:style-name="P5">Tempora utiliza una estructura estricta pero flexible para mantener tus datos ordenados:</text:p>
      <text:p text:style-name="P5"><text:span text:style-name="T5">`Cliente`</text:span> &gt; <text:span text:style-name="T5">`Proyecto`</text:span> &gt; <text:span text:style-name="T5">`Tarea`</text:span> &gt; <text:span text:style-name="T5">`Entrada de Tiempo`</text:span></text:p>
      <text:p text:style-name="P4"/>
      <text:p text:style-name="P8">### 1.1 Clientes</text:p>
      <text:p text:style-name="P5">Entidades externas a las que facturas.</text:p>
      <text:p text:style-name="P5"><text:span text:style-name="T1">*</text:span>   Actúan como contenedores de alto nivel para múltiples proyectos.</text:p>
      <text:p text:style-name="P5"><text:span text:style-name="T1">*</text:span>   Pueden tener datos asociados como dirección fiscal, moneda por defecto y email de contacto para envío de reportes.</text:p>
      <text:p text:style-name="P4"/>
      <text:p text:style-name="P8">### 1.2 Proyectos</text:p>
      <text:p text:style-name="P5">El eje central de la organización. Un proyecto define las reglas de facturación y presupuesto.</text:p>
      <text:p text:style-name="P4"/>
      <text:p text:style-name="P8">#### Tipos de Proyectos (Billing Modes)</text:p>
      <text:p text:style-name="P5"><text:soft-page-break/><text:span text:style-name="T1">1.</text:span>  <text:span text:style-name="T3">**Billable (Facturable por Hora):**</text:span> El modo estándar. Cada hora registrada se multiplica por una tarifa (Rate).</text:p>
      <text:p text:style-name="P7">    <text:span text:style-name="T2">*</text:span><text:span text:style-name="T7">   </text:span><text:span text:style-name="T8">*Project Rate:*</text:span><text:span text:style-name="T7"> Tarifa única para todo el proyecto (ej. $50/h).</text:span></text:p>
      <text:p text:style-name="P7">    <text:span text:style-name="T2">*</text:span><text:span text:style-name="T7">   </text:span><text:span text:style-name="T8">*Member Rate:*</text:span><text:span text:style-name="T7"> La tarifa depende de quién realice el trabajo (ej. Senior $80/h, Junior $40/h).</text:span></text:p>
      <text:p text:style-name="P7">    <text:span text:style-name="T2">*</text:span><text:span text:style-name="T7">   </text:span><text:span text:style-name="T8">*Task Rate:*</text:span><text:span text:style-name="T7"> La tarifa depende del tipo de tarea (ej. Desarrollo $60/h, Diseño $50/h).</text:span></text:p>
      <text:p text:style-name="P5"><text:span text:style-name="T1">2.</text:span>  <text:span text:style-name="T3">**Fixed Fee (Precio Fijo):**</text:span> El proyecto tiene un precio total acordado (ej. $5,000). El tracking descuenta del presupuesto interno, calculando la rentabilidad real vs. el precio vendido.</text:p>
      <text:p text:style-name="P5"><text:span text:style-name="T1">3.</text:span>  <text:span text:style-name="T3">**Non-Billable (Interno):**</text:span> Para trabajo administrativo, formación o preventa. No genera deuda al cliente pero consume capacidad del equipo.</text:p>
      <text:p text:style-name="P4"/>
      <text:p text:style-name="P8">### 1.3 Tareas</text:p>
      <text:p text:style-name="P5">Unidades de trabajo específicas dentro de un proyecto.</text:p>
      <text:p text:style-name="P5"><text:span text:style-name="T1">*</text:span>   <text:span text:style-name="T3">**Hitos:**</text:span> Pueden configurarse como entregables con fecha límite.</text:p>
      <text:p text:style-name="P5"><text:span text:style-name="T1">*</text:span>   <text:span text:style-name="T3">**Favoritos:**</text:span> Marca tareas recurrentes (ej. "Reunión Semanal") como favoritas para que aparezcan siempre al inicio de tu autocompletado en el tracker.</text:p>
      <text:p text:style-name="P4"/>
      <text:p text:style-name="P8">## 2. Gestión de Presupuestos y Control</text:p>
      <text:p text:style-name="P5">Evita el "Scope Creep" (alcance no controlado) con herramientas de monitoreo financiero.</text:p>
      <text:p text:style-name="P4"/>
      <text:p text:style-name="P8">### 2.1 Presupuestos de Tiempo y Dinero</text:p>
      <text:p text:style-name="P5">Puedes definir presupuestos a nivel de Proyecto:</text:p>
      <text:p text:style-name="P5"><text:span text:style-name="T1">*</text:span>   <text:span text:style-name="T3">**Total de Horas:**</text:span> "Este proyecto tiene un techo de 100 horas".</text:p>
      <text:p text:style-name="P5"><text:span text:style-name="T1">*</text:span>   <text:span text:style-name="T3">**Total Monetario:**</text:span> "El presupuesto es de $5,000".</text:p>
      <text:p text:style-name="P4"/>
      <text:p text:style-name="P8">### 2.2 Alertas Inteligentes</text:p>
      <text:p text:style-name="P5">Configura notificaciones automáticas (Email o In-App) cuando el consumo del proyecto alcance umbrales críticos:</text:p>
      <text:p text:style-name="P5"><text:span text:style-name="T1">*</text:span>   <text:span text:style-name="T3">**50% Consumido:**</text:span> Aviso preventivo.</text:p>
      <text:p text:style-name="P5"><text:span text:style-name="T1">*</text:span>   <text:span text:style-name="T3">**80% Consumido:**</text:span> Aviso de riesgo (momento de hablar con el cliente o reajustar alcance).</text:p>
      <text:p text:style-name="P5"><text:soft-page-break/><text:span text:style-name="T1">*</text:span>   <text:span text:style-name="T3">**100% Consumido:**</text:span> Aviso de exceso (el trabajo adicional será pérdida o requerirá re-negociación).</text:p>
      <text:p text:style-name="P4"/>
      <text:p text:style-name="P8">## 3. Categorización Transversal (Tags)</text:p>
      <text:p text:style-name="P5">Más allá de la jerarquía vertical (Cliente/Proyecto), Tempora ofrece <text:span text:style-name="T3">**Etiquetas (Tags)**</text:span> para análisis horizontal.</text:p>
      <text:p text:style-name="P5"><text:span text:style-name="T1">*</text:span>   <text:span text:style-name="T3">**Uso:**</text:span> Añade tags a cualquier entrada de tiempo. Ej: <text:span text:style-name="T5">`#Urgente`</text:span>, <text:span text:style-name="T5">`#Móvil`</text:span>, <text:span text:style-name="T5">`#Bug`</text:span>, <text:span text:style-name="T5">`#Feature`</text:span>.</text:p>
      <text:p text:style-name="P5"><text:span text:style-name="T1">*</text:span>   <text:span text:style-name="T3">**Análisis:**</text:span> Permite responder preguntas transversales: "¿Cuánto tiempo gastamos en arreglar <text:span text:style-name="T5">`#Bugs`</text:span> a través de <text:span text:style-name="T6">*todos*</text:span> los proyectos de la agencia?".</text:p>
      <text:p text:style-name="P5"><text:span text:style-name="T1">*</text:span>   <text:span text:style-name="T3">**Requerido:**</text:span> Puedes configurar un proyecto para que "Exija al menos un tag" antes de permitir guardar una entrada, forzando la categorización.</text:p>
      <text:p text:style-name="P4"/>
      <text:p text:style-name="P8">## 4. Dashboard de Proyecto</text:p>
      <text:p text:style-name="P5">Cada proyecto tiene su propio "Micro-Dashboard" que muestra:</text:p>
      <text:p text:style-name="P5"><text:span text:style-name="T1">*</text:span>   <text:span text:style-name="T3">**Burn-down Chart:**</text:span> Velocidad de consumo del presupuesto.</text:p>
      <text:p text:style-name="P5"><text:span text:style-name="T1">*</text:span>   <text:span text:style-name="T3">**Equipo:**</text:span> Lista de miembros asignados y su contribución relativa (quién ha trabajado más).</text:p>
      <text:p text:style-name="P5"><text:span text:style-name="T1">*</text:span>   <text:span text:style-name="T3">**Rentabilidad:**</text:span> (Solo Admins) Coste interno (basado en salarios) vs. Ingreso facturable.</text:p>
      <text:p text:style-name="P4"/>
      <text:p text:style-name="P5">---</text:p>
      <text:p text:style-name="P6">*Para ver cómo facturar estos proyectos, consulte la guía de Reportes.*</text:p>
      <text:p text:style-name="P5"/>
      <text:p text:style-name="P9"># Gestión de Organizaciones, Equipos y Permisos (RBAC)</text:p>
      <text:p text:style-name="P5">Versión del Documento: 1.1 - Enero 2026</text:p>
      <text:p text:style-name="P4"/>
      <text:p text:style-name="P8">## 1. Estructura Organizativa</text:p>
      <text:p text:style-name="P5">Tempora permite modelar estructuras complejas mediante el sistema de <text:span text:style-name="T3">**Organizaciones**</text:span> y <text:span text:style-name="T3">**Workspaces**</text:span>.</text:p>
      <text:p text:style-name="P4"/>
      <text:p text:style-name="P8">### 1.1 Multi-Organización</text:p>
      <text:p text:style-name="P5">Un mismo usuario (identidad de email) puede pertenecer a infinitas organizaciones.</text:p>
      <text:p text:style-name="P5"><text:span text:style-name="T1">*</text:span>   <text:span text:style-name="T3">**Caso de Uso:**</text:span> Un freelancer que trabaja para la "Agencia A" (como empleado externo) y tiene su propia "Consultora Personal".</text:p>
      <text:p text:style-name="P5"><text:soft-page-break/><text:span text:style-name="T1">*</text:span>   <text:span text:style-name="T3">**Aislamiento:**</text:span> Los datos entre organizaciones son silos estancos. Un administrador de la "Agencia A" jamás podrá ver que el usuario también trabaja en "Consultora Personal".</text:p>
      <text:p text:style-name="P5"><text:span text:style-name="T1">*</text:span>   <text:span text:style-name="T3">**Switching:**</text:span> Cambio instantáneo de contexto desde el menú de perfil sin necesidad de reloguearse.</text:p>
      <text:p text:style-name="P4"/>
      <text:p text:style-name="P8">### 1.2 Configuración de la Organización</text:p>
      <text:p text:style-name="P5">El Owner configura los parámetros globales:</text:p>
      <text:p text:style-name="P5"><text:span text:style-name="T1">*</text:span>   <text:span text:style-name="T3">**Branding:**</text:span> Logo y Nombre (aparecerán en los PDFs de reportes).</text:p>
      <text:p text:style-name="P5"><text:span text:style-name="T1">*</text:span>   <text:span text:style-name="T3">**Moneda Base:**</text:span> Divisa para todos los cálculos financieros.</text:p>
      <text:p text:style-name="P5"><text:span text:style-name="T1">*</text:span>   <text:span text:style-name="T3">**Inicio de Semana:**</text:span> (Lunes/Domingo) Afecta a los reportes semanales y cálculo de horas extra.</text:p>
      <text:p text:style-name="P5"><text:span text:style-name="T1">*</text:span>   <text:span text:style-name="T3">**Formato de Tiempo:**</text:span> (HH:MM vs Decimal). Ej: 1h 30m vs 1.5h.</text:p>
      <text:p text:style-name="P4"/>
      <text:p text:style-name="P8">## 2. Roles y Permisos (RBAC)</text:p>
      <text:p text:style-name="P5">Tempora implementa un sistema de control de acceso basado en roles (RBAC) granular para proteger la información sensible (tarifas, facturación).</text:p>
      <text:p text:style-name="P4"/>
      <text:p text:style-name="P8">### 2.1 Matriz de Roles</text:p>
      <text:p text:style-name="P5"><text:span text:style-name="T1">1.</text:span>  <text:span text:style-name="T3">**Owner (Propietario):**</text:span></text:p>
      <text:p text:style-name="P7">    <text:span text:style-name="T2">*</text:span><text:span text:style-name="T7">   </text:span><text:span text:style-name="T8">*Poder:*</text:span><text:span text:style-name="T7"> Absoluto. Único que puede borrar la organización o gestionar la suscripción de pago. Tiene acceso a todos los datos financieros y de tiempo.</text:span></text:p>
      <text:p text:style-name="P5"><text:span text:style-name="T1">2.</text:span>  <text:span text:style-name="T3">**Admin (Administrador):**</text:span></text:p>
      <text:p text:style-name="P7">    <text:span text:style-name="T2">*</text:span><text:span text:style-name="T7">   </text:span><text:span text:style-name="T8">*Gestión:*</text:span><text:span text:style-name="T7"> Puede crear proyectos, clientes y usuarios.</text:span></text:p>
      <text:p text:style-name="P7">    <text:span text:style-name="T2">*</text:span><text:span text:style-name="T7">   </text:span><text:span text:style-name="T8">*Visibilidad:*</text:span><text:span text:style-name="T7"> Ve todos los tiempos y tarifas de todos los proyectos (útil para Project Managers).</text:span></text:p>
      <text:p text:style-name="P7">    <text:span text:style-name="T2">*</text:span><text:span text:style-name="T7">   </text:span><text:span text:style-name="T8">*Restricción:*</text:span><text:span text:style-name="T7"> No puede eliminar la organización ni cambiar datos de facturación de la suscripción.</text:span></text:p>
      <text:p text:style-name="P5"><text:span text:style-name="T1">3.</text:span>  <text:span text:style-name="T3">**Manager (Gerente de Equipo):**</text:span></text:p>
      <text:p text:style-name="P7">    <text:span text:style-name="T2">*</text:span><text:span text:style-name="T7">   </text:span><text:span text:style-name="T8">*Enfoque:*</text:span><text:span text:style-name="T7"> Supervisión intermedia.</text:span></text:p>
      <text:p text:style-name="P7">    <text:span text:style-name="T2">*</text:span><text:span text:style-name="T7">   </text:span><text:span text:style-name="T8">*Visibilidad:*</text:span><text:span text:style-name="T7"> Ve los tiempos de los usuarios que tiene asignados en "Su Equipo" y los proyectos donde es líder.</text:span></text:p>
      <text:p text:style-name="P7">    <text:span text:style-name="T2">*</text:span><text:span text:style-name="T7">   </text:span><text:span text:style-name="T8">*Opcional:*</text:span><text:span text:style-name="T7"> Se puede ocultar la tarifa financiera (ver horas pero no dinero).</text:span></text:p>
      <text:p text:style-name="P5"><text:span text:style-name="T1">4.</text:span>  <text:span text:style-name="T3">**Member (Miembro/Colaborador):**</text:span></text:p>
      <text:p text:style-name="P7">    <text:span text:style-name="T2">*</text:span><text:span text:style-name="T7">   </text:span><text:span text:style-name="T8">*Privacidad:*</text:span><text:span text:style-name="T7"> Solo puede ver y editar </text:span><text:span text:style-name="T4">**sus propios </text:span><text:soft-page-break/><text:span text:style-name="T4">tiempos**</text:span><text:span text:style-name="T7">.</text:span></text:p>
      <text:p text:style-name="P7">    <text:span text:style-name="T2">*</text:span><text:span text:style-name="T7">   </text:span><text:span text:style-name="T8">*Asignación:*</text:span><text:span text:style-name="T7"> Solo puede trackear en proyectos a los que ha sido explícitamente invitado.</text:span></text:p>
      <text:p text:style-name="P7">    <text:span text:style-name="T2">*</text:span><text:span text:style-name="T7">   </text:span><text:span text:style-name="T8">*Ceguera Financiera:*</text:span><text:span text:style-name="T7"> No ve tarifas ni presupuestos monetarios, solo horas.</text:span></text:p>
      <text:p text:style-name="P4"/>
      <text:p text:style-name="P8">## 3. Gestión de Usuarios y Grupos</text:p>
      <text:p text:style-name="P8">### 3.1 Grupos de Usuarios</text:p>
      <text:p text:style-name="P5">Para organizaciones grandes, permite crear agrupaciones lógicas: "Diseñadores", "Backend", "Marketing".</text:p>
      <text:p text:style-name="P5"><text:span text:style-name="T1">*</text:span>   <text:span text:style-name="T3">**Asignación Masiva:**</text:span> En lugar de añadir 10 usuarios uno a uno a un proyecto, añades al grupo "Diseñadores".</text:p>
      <text:p text:style-name="P5"><text:span text:style-name="T1">*</text:span>   <text:span text:style-name="T3">**Reportes de Grupo:**</text:span> Filtra el dashboard para ver el rendimiento agregado de un departamento entero.</text:p>
      <text:p text:style-name="P4"/>
      <text:p text:style-name="P8">### 3.2 Flujo de Invitación</text:p>
      <text:p text:style-name="P5"><text:span text:style-name="T1">1.</text:span>  <text:span text:style-name="T3">**Envío:**</text:span> El admin envía una invitación por email o genera un link temporal de un solo uso.</text:p>
      <text:p text:style-name="P5"><text:span text:style-name="T1">2.</text:span>  <text:span text:style-name="T3">**Onboarding:**</text:span> Si el usuario no existe, se le guía para crear cuenta. Si ya existe, simplemente acepta y la nueva organización aparece en su selector.</text:p>
      <text:p text:style-name="P5"><text:span text:style-name="T1">3.</text:span>  <text:span text:style-name="T3">**Estado:**</text:span> Las invitaciones tienen estados: <text:span text:style-name="T5">`Pendiente`</text:span>, <text:span text:style-name="T5">`Aceptada`</text:span>, <text:span text:style-name="T5">`Expirada`</text:span>.</text:p>
      <text:p text:style-name="P4"/>
      <text:p text:style-name="P8">### 3.3 Desactivación y Offboarding</text:p>
      <text:p text:style-name="P5">Cuando un empleado deja la empresa:</text:p>
      <text:p text:style-name="P5"><text:span text:style-name="T1">*</text:span>   <text:span text:style-name="T3">**Desactivar Usuario:**</text:span> Impide el acceso inmediato a la organización.</text:p>
      <text:p text:style-name="P5"><text:span text:style-name="T1">*</text:span>   <text:span text:style-name="T3">**Conservación de Datos:**</text:span> Sus registros de tiempo históricos <text:span text:style-name="T3">**SE MANTIENEN**</text:span> para no romper los reportes pasados.</text:p>
      <text:p text:style-name="P5"><text:span text:style-name="T1">*</text:span>   <text:span text:style-name="T3">**Reasignación:**</text:span> (Opcional) Los proyectos/tareas activos asignados a ese usuario pueden reasignarse en bloque a otro miembro.</text:p>
      <text:p text:style-name="P5"/>
      <text:p text:style-name="P9"># Reportes, Inteligencia de Negocio y Exportación</text:p>
      <text:p text:style-name="P5">Versión del Documento: 1.1 - Enero 2026</text:p>
      <text:p text:style-name="P4"/>
      <text:p text:style-name="P8">## 1. El Dashboard Principal</text:p>
      <text:p text:style-name="P5">Tu torre de control. Una vista de águila diseñada para responder "¿Cómo va el negocio?" de un vistazo.</text:p>
      <text:p text:style-name="P4"><text:soft-page-break/></text:p>
      <text:p text:style-name="P8">### 1.1 Widgets Principales</text:p>
      <text:p text:style-name="P5"><text:span text:style-name="T1">*</text:span>   <text:span text:style-name="T3">**Heatmap de Actividad:**</text:span> Visualización de intensidad (tipo GitHub) que muestra tus hábitos de trabajo. Permite identificar patrones (ej. "Los martes son mi día más intenso").</text:p>
      <text:p text:style-name="P5"><text:span text:style-name="T1">*</text:span>   <text:span text:style-name="T3">**Cronograma Diario:**</text:span> Gráfico de barras apiladas por horas. Muestra <text:span text:style-name="T6">*cuándo*</text:span> trabajaste, no solo <text:span text:style-name="T6">*cuánto*</text:span>. Útil para visualizar fragmentación y multitasking.</text:p>
      <text:p text:style-name="P5"><text:span text:style-name="T1">*</text:span>   <text:span text:style-name="T3">**Distribución de Esfuerzo (Donut Chart):**</text:span> Desglose porcentual por Cliente o Proyecto.</text:p>
      <text:p text:style-name="P5"><text:span text:style-name="T1">*</text:span>   <text:span text:style-name="T3">**Tendencia (Trendline):**</text:span> Comparativa visual de horas facturables esta semana vs. la semana pasada.</text:p>
      <text:p text:style-name="P4"/>
      <text:p text:style-name="P8">## 2. El Motor de Reportes (Report Builder)</text:p>
      <text:p text:style-name="P5">Tempora incluye una herramienta potente para generar informes a medida a partir de los datos brutos.</text:p>
      <text:p text:style-name="P4"/>
      <text:p text:style-name="P8">### 2.1 Filtros y Segmentación</text:p>
      <text:p text:style-name="P5">Puedes "cortar" los datos con precisión quirúrgica:</text:p>
      <text:p text:style-name="P5"><text:span text:style-name="T1">*</text:span>   <text:span text:style-name="T3">**Tiempo:**</text:span> Rangos predefinidos (Esta semana, Mes pasado, Año fiscal) o fechas exactas personalizadas.</text:p>
      <text:p text:style-name="P5"><text:span text:style-name="T1">*</text:span>   <text:span text:style-name="T3">**Entidad:**</text:span> Cliente, Proyecto, Tarea.</text:p>
      <text:p text:style-name="P5"><text:span text:style-name="T1">*</text:span>   <text:span text:style-name="T3">**Personas:**</text:span> Usuario específico, Grupo o Equipo.</text:p>
      <text:p text:style-name="P5"><text:span text:style-name="T1">*</text:span>   <text:span text:style-name="T3">**Estado:**</text:span> Facturable / No Facturable / Ya Facturado (Invoiced).</text:p>
      <text:p text:style-name="P5"><text:span text:style-name="T1">*</text:span>   <text:span text:style-name="T3">**Tags:**</text:span> Filtrar por etiquetas transversales (ej. mostrar solo horas etiquetadas con <text:span text:style-name="T5">`#Overtime`</text:span>).</text:p>
      <text:p text:style-name="P4"/>
      <text:p text:style-name="P8">### 2.2 Agrupación y Ordenación</text:p>
      <text:p text:style-name="P5">Estructura la información como la necesites leer:</text:p>
      <text:p text:style-name="P5"><text:span text:style-name="T1">*</text:span>   <text:span text:style-name="T6">*Por Proyecto &gt; Usuario &gt; Tarea*</text:span></text:p>
      <text:p text:style-name="P5"><text:span text:style-name="T1">*</text:span>   <text:span text:style-name="T6">*Por Usuario &gt; Día &gt; Proyecto*</text:span></text:p>
      <text:p text:style-name="P5"><text:span text:style-name="T1">*</text:span>   <text:span text:style-name="T6">*Por Cliente &gt; Semana*</text:span></text:p>
      <text:p text:style-name="P4"/>
      <text:p text:style-name="P8">### 2.3 Reglas de Redondeo (Billing Rounding)</text:p>
      <text:p text:style-name="P5">Para facturación, a menudo se aplican reglas de negocio:</text:p>
      <text:p text:style-name="P5"><text:span text:style-name="T1">*</text:span>   <text:span text:style-name="T3">**Sin Redondeo:**</text:span> Precisión exacta (1h 03m 12s).</text:p>
      <text:p text:style-name="P5"><text:span text:style-name="T1">*</text:span>   <text:span text:style-name="T3">**Redondeo al Minuto:**</text:span> (1h 03m).</text:p>
      <text:p text:style-name="P5"><text:span text:style-name="T1">*</text:span>   <text:span text:style-name="T3">**Bloques de Facturación:**</text:span> Redondear <text:span text:style-name="T3">**hacia arriba**</text:span> a los próximos 15, 30 o 60 minutos.</text:p>
      <text:p text:style-name="P7"><text:soft-page-break/>    <text:span text:style-name="T2">*</text:span><text:span text:style-name="T7">   Ejemplo: Una tarea de 12 minutos con "Redondeo 15m Up" se cuenta como 15m. Útil para contratos de soporte.</text:span></text:p>
      <text:p text:style-name="P4"/>
      <text:p text:style-name="P8">## 3. Exportación y Compartición</text:p>
      <text:p text:style-name="P5">Saca los datos de Tempora para usarlos donde quieras.</text:p>
      <text:p text:style-name="P4"/>
      <text:p text:style-name="P8">### 3.1 PDF Ejecutivo</text:p>
      <text:p text:style-name="P5">Genera documentos profesionales listos para enviar al cliente.</text:p>
      <text:p text:style-name="P5"><text:span text:style-name="T1">*</text:span>   <text:span text:style-name="T3">**Personalización:**</text:span> Incluye el logo de tu organización, dirección fiscal y notas personalizadas.</text:p>
      <text:p text:style-name="P5"><text:span text:style-name="T1">*</text:span>   <text:span text:style-name="T3">**Resumen + Detalle:**</text:span> Una primera página con totales y gráficos, seguida de un desglose detallado línea a línea.</text:p>
      <text:p text:style-name="P4"/>
      <text:p text:style-name="P8">### 3.2 Excel y CSV (Raw Data)</text:p>
      <text:p text:style-name="P5">Para los amantes de las hojas de cálculo o contables.</text:p>
      <text:p text:style-name="P5"><text:span text:style-name="T1">*</text:span>   <text:span text:style-name="T3">**CSV Plano:**</text:span> Todas las columnas de datos para importación en ERPs (SAP, Xero, QuickBooks).</text:p>
      <text:p text:style-name="P5"><text:span text:style-name="T1">*</text:span>   <text:span text:style-name="T3">**Excel Formateado:**</text:span> Hojas con pestañas separadas por Proyecto/Usuario y fórmulas pre-calculadas.</text:p>
      <text:p text:style-name="P4"/>
      <text:p text:style-name="P8">### 3.3 Reportes Compartidos (Shared Links)</text:p>
      <text:p text:style-name="P5">La forma más transparente de trabajar con clientes.</text:p>
      <text:p text:style-name="P5"><text:span text:style-name="T1">*</text:span>   Genera una URL pública secreta (ej. <text:span text:style-name="T5">`tempora.app/r/xyz123`</text:span>).</text:p>
      <text:p text:style-name="P5"><text:span text:style-name="T1">*</text:span>   <text:span text:style-name="T3">**Permisos:**</text:span> Configura si pueden ver importes monetarios o solo horas.</text:p>
      <text:p text:style-name="P5"><text:span text:style-name="T1">*</text:span>   <text:span text:style-name="T3">**Caducidad:**</text:span> Establece una fecha de expiración para el enlace.</text:p>
      <text:p text:style-name="P5"><text:span text:style-name="T1">*</text:span>   <text:span text:style-name="T3">**Valor:**</text:span> El cliente puede visitar el enlace cuando quiera para ver el progreso real del proyecto sin tener que pedirte un PDF cada semana.</text:p>
      <text:p text:style-name="P4"/>
      <text:p text:style-name="P8">## 4. Auditoría de Facturación</text:p>
      <text:p text:style-name="P5">Tempora incluye un sistema de marcado de estado:</text:p>
      <text:p text:style-name="P5"><text:span text:style-name="T1">*</text:span>   Unset: Registrado pero no revisado.</text:p>
      <text:p text:style-name="P5"><text:span text:style-name="T1">*</text:span>   Project Manager Approved: Revisado por el jefe de proyecto.</text:p>
      <text:p text:style-name="P5"><text:span text:style-name="T1">*</text:span>   Invoiced: Ya incluido en una factura. Bloquea la edición del registro para garantizar inmutabilidad contable (previene que se modifique un registro de tiempo después de haber sido cobrado).</text:p>
      <text:p text:style-name="P5"/>
      <text:p text:style-name="P9"># Configuración, Seguridad, API y Automatización</text:p>
      <text:p text:style-name="P5"><text:soft-page-break/>Versión del Documento: 1.1 - Enero 2026</text:p>
      <text:p text:style-name="P4"/>
      <text:p text:style-name="P8">## 1. Configuración del Perfil y Preferencias</text:p>
      <text:p text:style-name="P5">Personaliza tu experiencia en Tempora.</text:p>
      <text:p text:style-name="P4"/>
      <text:p text:style-name="P8">### 1.1 Identidad y Branding</text:p>
      <text:p text:style-name="P5"><text:span text:style-name="T1">*</text:span>   <text:span text:style-name="T3">**Perfil Personal:**</text:span> Avatar, Nombre y Título (ej. "Senior Developer"). Visible para tu equipo en los reportes.</text:p>
      <text:p text:style-name="P5"><text:span text:style-name="T1">*</text:span>   <text:span text:style-name="T3">**Preferencias de UI:**</text:span></text:p>
      <text:p text:style-name="P7">    <text:span text:style-name="T2">*</text:span><text:span text:style-name="T7">   </text:span><text:span text:style-name="T4">**Tema:**</text:span><text:span text:style-name="T7"> Light, Dark o Sistema.</text:span></text:p>
      <text:p text:style-name="P7">    <text:span text:style-name="T2">*</text:span><text:span text:style-name="T7">   </text:span><text:span text:style-name="T4">**Densidad:**</text:span><text:span text:style-name="T7"> Modo "Cómodo" (más espacio) o "Compacto" (más datos en pantalla).</text:span></text:p>
      <text:p text:style-name="P5"><text:span text:style-name="T1">*</text:span>   <text:span text:style-name="T3">**Regionalización:**</text:span> Preferencias de moneda, inicio de semana (Lunes vs Domingo) y formato de hora (24h vs AM/PM).</text:p>
      <text:p text:style-name="P4"/>
      <text:p text:style-name="P8">## 2. Seguridad y Privacidad (Enterprise Grade)</text:p>
      <text:p text:style-name="P5">Tomamos la seguridad muy en serio. Tu tiempo es información sensible de negocio.</text:p>
      <text:p text:style-name="P4"/>
      <text:p text:style-name="P8">### 2.1 Arquitectura de Seguridad</text:p>
      <text:p text:style-name="P5"><text:span text:style-name="T1">*</text:span>   <text:span text:style-name="T3">**Autenticación:**</text:span> Gestión de sesiones segura vía JWT con rotación automática. Soporte para Login Social (Google/GitHub/Microsoft) y 2FA (Próximamente).</text:p>
      <text:p text:style-name="P5"><text:span text:style-name="T1">*</text:span>   <text:span text:style-name="T3">**Cifrado:**</text:span></text:p>
      <text:p text:style-name="P7">    <text:span text:style-name="T2">*</text:span><text:span text:style-name="T7">   </text:span><text:span text:style-name="T8">*En Tránsito:*</text:span><text:span text:style-name="T7"> Todo el tráfico viaja forzosamente por HTTPS/TLS 1.3.</text:span></text:p>
      <text:p text:style-name="P7">    <text:span text:style-name="T2">*</text:span><text:span text:style-name="T7">   </text:span><text:span text:style-name="T8">*En Reposo:*</text:span><text:span text:style-name="T7"> La base de datos está cifrada con AES-256.</text:span></text:p>
      <text:p text:style-name="P5"><text:span text:style-name="T1">*</text:span>   <text:span text:style-name="T3">**Row Level Security (RLS):**</text:span> Utilizamos políticas de seguridad nativas de PostgreSQL. La seguridad no depende solo del código "frontend"; la base de datos sabe quién eres y qué organización "posee" cada fila. Es matemáticamente imposible que un usuario acceda a datos de otra organización a la que no pertenece, incluso si hubiera un bug en la interfaz.</text:p>
      <text:p text:style-name="P4"/>
      <text:p text:style-name="P8">### 2.2 Cumplimiento Normativo (GDPR/RGPD)</text:p>
      <text:p text:style-name="P5"><text:span text:style-name="T1">*</text:span>   <text:span text:style-name="T3">**Soberanía del Dato:**</text:span> Tus datos son tuyos.</text:p>
      <text:p text:style-name="P5"><text:span text:style-name="T1">*</text:span>   <text:span text:style-name="T3">**Derecho de Portabilidad:**</text:span> Herramienta de "Exportar todo mi dato" (formato JSON/CSV completo) disponible en configuración.</text:p>
      <text:p text:style-name="P5"><text:span text:style-name="T1">*</text:span>   <text:span text:style-name="T3">**Derecho al Olvido:**</text:span> Opción de "Eliminar Cuenta" que <text:soft-page-break/>realiza un borrado físico (hard delete) de toda tu información personal y registros históricos de nuestros servidores.</text:p>
      <text:p text:style-name="P4"/>
      <text:p text:style-name="P8">## 3. Automatización y Ecosistema API</text:p>
      <text:p text:style-name="P5">Tempora está construido bajo la filosofía <text:span text:style-name="T3">**API-First**</text:span>. Todo lo que haces en la web, se puede hacer programáticamente.</text:p>
      <text:p text:style-name="P4"/>
      <text:p text:style-name="P8">### 3.1 API Reference</text:p>
      <text:p text:style-name="P5">Disponemos de una API RESTful documentada (Swagger/OpenAPI).</text:p>
      <text:p text:style-name="P5"><text:span text:style-name="T1">*</text:span>   <text:span text:style-name="T3">**Auth:**</text:span> Mediante Bearer Tokens personales.</text:p>
      <text:p text:style-name="P5"><text:span text:style-name="T1">*</text:span>   <text:span text:style-name="T3">**Scopes:**</text:span> Clientes, Proyectos, Time Entries, Reports.</text:p>
      <text:p text:style-name="P4"/>
      <text:p text:style-name="P8">### 3.2 Integración Nativa con n8n</text:p>
      <text:p text:style-name="P5">Hemos desarrollado nodos/integraciones específicas para <text:span text:style-name="T3">**n8n**</text:span> (herramienta de automatización workflow). Esto convierte a Tempora en un disparador de acciones:</text:p>
      <text:p text:style-name="P4"/>
      <text:p text:style-name="P8">#### Triggers (Disparadores):</text:p>
      <text:p text:style-name="P5"><text:span text:style-name="T1">*</text:span>   <text:span text:style-name="T5">`OnTimerStart`</text:span>: Cuando empiezas a trabajar.</text:p>
      <text:p text:style-name="P7">    <text:span text:style-name="T2">*</text:span><text:span text:style-name="T7">   </text:span><text:span text:style-name="T8">*Caso de uso:*</text:span><text:span text:style-name="T7"> Actualizar estado de Slack a "En una tarea", poner el móvil en "No Molestar".</text:span></text:p>
      <text:p text:style-name="P5"><text:span text:style-name="T1">*</text:span>   <text:span text:style-name="T5">`OnTimerStop`</text:span>: Cuando terminas una tarea.</text:p>
      <text:p text:style-name="P7">    <text:span text:style-name="T2">*</text:span><text:span text:style-name="T7">   </text:span><text:span text:style-name="T8">*Caso de uso:*</text:span><text:span text:style-name="T7"> Registrar la entrada en una hoja de Google Sheets de respaldo, enviar un mensaje a un canal de Discord.</text:span></text:p>
      <text:p text:style-name="P5"><text:span text:style-name="T1">*</text:span>   <text:span text:style-name="T5">`OnProjectBudgetAlert`</text:span>: Cuando un proyecto llega al 80% del presupuesto.</text:p>
      <text:p text:style-name="P7">    <text:span text:style-name="T2">*</text:span><text:span text:style-name="T7">   </text:span><text:span text:style-name="T8">*Caso de uso:*</text:span><text:span text:style-name="T7"> Crear tarea urgente en Asana/Jira para el Project Manager.</text:span></text:p>
      <text:p text:style-name="P4"/>
      <text:p text:style-name="P8">#### Actions (Acciones):</text:p>
      <text:p text:style-name="P5"><text:span text:style-name="T1">*</text:span>   <text:span text:style-name="T5">`CreateProject`</text:span>: Crear proyecto automáticamente en Tempora cuando se cierra un "Deal" en Salesforce/HubSpot.</text:p>
      <text:p text:style-name="P5"><text:span text:style-name="T1">*</text:span>   <text:span text:style-name="T5">`GenerateReport`</text:span>: Crear y enviar por email un PDF de reporte todos los viernes a las 17:00 a una lista de clientes.</text:p>
      <text:p text:style-name="P4"/>
      <text:p text:style-name="P8">### 3.3 Webhooks</text:p>
      <text:p text:style-name="P5">Para integraciones custom, puedes configurar Webhooks en la configuración de la organización. Tempora enviará payloads JSON a tu URL endpoint ante eventos clave (CRUD de proyectos, entradas de tiempo, etc.).</text:p>
      <text:p text:style-name="P5"><text:soft-page-break/></text:p>
      <text:p text:style-name="P6"># FAQ, Resolución de Problemas y Soporte Inteligente Versión del Documento: 1.1 - Enero 2026 ## 1. Preguntas Frecuentes (FAQ) ### 1.1 Uso General y Tracking **P: ¿Puedo usar Tempora sin conexión a internet?** **R:** Sí. Tempora es **Offline-First**. Los timers, ediciones y creaciones de proyectos se guardan localmente en tu dispositivo (IndexedDB) y se sinzronizan automáticamente con la nube en segundo plano una vez recuperas la conexión. Es seguro trabajar en trenes o aviones. *Advertencia: No cierres sesión (Logout) ni borres datos del navegador mientras estés offline.* **P: Olvidé detener el timer el viernes y corrió todo el fin de semana (50+ horas). ¿Qué hago?** **R:** El sistema tiene detección de "Timers Zombis". Al entrar de nuevo, Tempora detectará la anomalía (&gt;12h) y lanzará un asistente de recuperación. Te permitirá: 1. Descartar el exceso y ajustar la hora de fin al último momento donde hubo actividad en el navegador o teclado. 2. Editar manualmente la hora de fin a cuando realmente terminaste (ej. Viernes 18:00). 3. Mantenerlo si realmente fue una jornada maratoniana. **P: ¿Cómo maneja Tempora las zonas horarias en equipos internacionales?** **R:** Todos los datos se normalizan a **UTC** en la base de datos. Cada usuario ve los tiempos convertidos a *su* zona horaria local. Si Juan (España) registra una tarea a las 15:00 CET, María (México) la verá como realizada a las 08:00 CST. Esto garantiza una consistencia cronológica perfecta en los reportes globales. ### 1.2 Datos y Migración **P: Vengo de Toggl/Clockify. ¿Puedo importar mis datos?** **R:** Sí. En `Configuración &gt; Importar`, disponemos de un asistente (wizard) para subir archivos CSV exportados de otras herramientas. El sistema intentará inteligentemente mapear o crear: Clientes, Proyectos y Etiquetas basados en el archivo. **P: ¿Puedo exportar mis datos si decido irme?** **R:** Absolutamente. No creemos en el "Vendor Lock-in". Puedes exportar la totalidad de tu historial en formato JSON o CSV granular desde la sección `Perfil &gt; Exportar Datos`. #### 1.3 Roles y Gestión de Equipos **P: ¿Qué ventajas tengo al ser nombrado "Administrador" de una organización?** **R:** El rol de Administrador expande tus capacidades de gestión estratégica: * **Visibilidad de Equipo:** Acceso a reportes detallados de todos los miembros. Puedes filtrar por cualquier colaborador para ver <text:soft-page-break/>quién está trabajando en qué proyecto en tiempo real. * **Gestión Financiera:** Visualización exclusiva de los ingresos generados basados en las tarifas por hora configuradas para cada proyecto. * **Facturación Automática:** Capacidad para utilizar la herramienta de **Generación de Facturas PDF** basada en los registros de tiempo validados. * **Control de Proyectos:** Facultad para crear, editar y eliminar proyectos, definir presupuestos (tarifas/hora) y organizar listas de tareas para el equipo. * **Gestión de Personal:** Capacidad para invitar nuevos colaboradores vía código UUID y gestionar los niveles de acceso de los miembros existentes. **P: ¿Cuál es la diferencia exacta entre Administrador y Propietario?** **R:** Ambos comparten casi todas las funciones de gestión. La única diferencia es que el **Propietario** (creador de la cuenta) es el único que puede eliminar la organización por completo o transferir la propiedad legal de la misma. **P: ¿Los miembros normales pueden ver cuánto cobra la empresa por su trabajo?** **R:** No. Por diseño y privacidad, las **tarifas por hora** y los **totales de facturación/ingresos** son estrictamente confidenciales. Solo los usuarios con rol de `Administrador` o `Propietario` pueden ver y gestionar datos financieros. Los `Miembros` solo ven sus horas trabajadas, no el valor monetario de las mismas. ### 1.4 Facturación y Pagos **P: ¿Qué pasa si mi tarjeta caduca siendo usuario Premium?** **R:** Tienes un periodo de gracia de 7 días con funcionalidad completa. Después, la cuenta pasa a estado "Read-Only" (Lectura): podrás ver y exportar tus datos, pero no crear nuevos registros hasta actualizar el método de pago. **Nunca** borramos tus datos por un impago involuntario. **P: ¿Puedo generar facturas pro-forma desde Tempora?** **R:** Sí. Los administradores pueden ir a la sección de `Reportes`, aplicar los filtros deseados y pulsar en **"Generar Factura"**. El sistema creará un documento profesional con el desglose de horas y el total a cobrar según las tarifas configuradas. ## 2. Asistente IA Integrado (Soporte Nivel 2) Tempora incluye un agente de IA accesible desde el chat de soporte. ### 2.1 Capacidades RAG (Retrieval-Augmented Generation) El bot no solo responde preguntas genéricas ("¿Cómo cambio mi contraseña?"); tiene acceso de lectura seguro a *tus* metadatos de uso (sin ver contenido sensible) para responder preguntas contextuales: * *"¿Cuánto tiempo dediqué al Cliente X el mes pasado?"* -&gt; La IA <text:soft-page-break/>consulta tus reportes y te da la cifra exacta. * *"No recuerdo en qué estuve trabajando el martes por la tarde"* -&gt; La IA revisa tu log de actividad y te hace un resumen. * *"Ayúdame a redactar una descripción para esta factura"* -&gt; Genera textos profesionales basados en las tareas realizadas. ### 2.2 Privacidad de la IA * Tus datos de tiempo **NO** se usan para entrenar modelos públicos. * El contexto se inyecta efímeramente solo durante tu conversación y se borra posteriormente. ## 3. Canales de Soporte Humano Si la IA no puede resolverlo, nuestro equipo está disponible: * **Chat en Vivo:** Escalado a agente humano (Horario comercial CET). * **Email Prioritario:** `soporte@tempora.app` (Respuesta &lt; 4h para planes Premium). * **Feature Requests:** Portal público de roadmap donde puedes votar por nuevas funcionalidades. </text:p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30M54S</meta:editing-duration>
    <meta:editing-cycles>7</meta:editing-cycles>
    <meta:generator>OpenOffice/4.1.15$Win32 OpenOffice.org_project/4115m2$Build-9813</meta:generator>
    <dc:date>2026-01-29T17:43:17.63</dc:date>
    <dc:creator>Serquin Unknow</dc:creator>
    <meta:document-statistic meta:table-count="0" meta:image-count="0" meta:object-count="0" meta:page-count="16" meta:paragraph-count="254" meta:word-count="4062" meta:character-count="27015"/>
    <meta:user-defined meta:name="Info 1"/>
    <meta:user-defined meta:name="Info 2"/>
    <meta:user-defined meta:name="Info 3"/>
    <meta:user-defined meta:name="Info 4"/>
  </office:meta>
</office:document-meta>
</file>